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802a" officeooo:paragraph-rsid="0001802a"/>
    </style:style>
    <style:style style:name="P2" style:family="paragraph" style:parent-style-name="Standard">
      <style:text-properties fo:font-style="italic" officeooo:rsid="0001802a" officeooo:paragraph-rsid="0001802a" style:font-style-asian="italic" style:font-style-complex="italic"/>
    </style:style>
    <style:style style:name="P3" style:family="paragraph" style:parent-style-name="Standard">
      <style:text-properties fo:font-style="normal" officeooo:rsid="0001802a" officeooo:paragraph-rsid="0001802a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2e6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ting Insights API Documentation</text:p>
      <text:p text:style-name="P1"/>
      <text:p text:style-name="P1"/>
      <text:p text:style-name="P2"><text:span text:style-name="T1">/process_paper/:prof/:name</text:span></text:p>
      <text:p text:style-name="P2"><text:span text:style-name="T1"/></text:p>
      <text:p text:style-name="P1"><text:tab/>Takes 2 parameters, the professor name and the title of the paper, <text:span text:style-name="T2">which will find all citations in the paper, and convert them to JSON.</text:span></text:p>
      <text:p text:style-name="P1"><text:tab/>Executes the Anystyle command within an if conditional, letting the developer know if it was a success or failure. </text:p>
      <text:p text:style-name="P1"><text:tab/></text:p>
      <text:p text:style-name="P1"/>
      <text:p text:style-name="P3">/get_paper/:prof/:name</text:p>
      <text:p text:style-name="P3"><text:tab/></text:p>
      <text:p text:style-name="P3"><text:tab/>Takes 2 parameters, the professor name and the title of the paper. </text:p>
      <text:p text:style-name="P3"><text:tab/>Executes a GhostScript command that strips the given PDF into a raw text file, and displays it on the web page.</text:p>
      <text:p text:style-name="P3"/>
      <text:p text:style-name="P3">/git_citations/:prof/:name</text:p>
      <text:p text:style-name="P3"/>
      <text:p text:style-name="P3"><text:tab/>Takes 2 parameters, the professor name and the title of the paper.</text:p>
      <text:p text:style-name="P3"><text:tab/>This finds the JSON file that is requested, then <text:span text:style-name="T2">displays </text:span>the JSON data to the webpage.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0:56:08.471944504</meta:creation-date>
    <dc:date>2019-05-29T11:09:00.542313186</dc:date>
    <meta:editing-duration>PT2M1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12" meta:character-count="698" meta:non-whitespace-character-count="585"/>
  </office:meta>
</office:document-meta>
</file>